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21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 table:number-rows-repeated="1048482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3T14:59:29.056031022</dc:date>
    <meta:editing-duration>P4DT21H55M53S</meta:editing-duration>
    <meta:editing-cycles>114</meta:editing-cycles>
    <meta:document-statistic meta:table-count="2" meta:cell-count="285" meta:object-count="0"/>
  </office:meta>
</office:document-meta>
</file>